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地址：</text:span></text:p>
      <text:p text:style-name="P1"><text:span text:style-name="T2"/></text:p>
      <text:p text:style-name="P2"><text:a xlink:href="http://tt3j2x4k5ycaa5zt.onion/"><text:span text:style-name="T3">http://tt3j2x4k5ycaa5zt.onion/</text:span></text:a><text:span text:style-name="T4"/></text:p>
      <text:p text:style-name="P2"><text:span text:style-name="T4"/></text:p>
      <text:p text:style-name="P3"><text:span text:style-name="T5">Hello, my name is Daniel and this is my personal onion site, that I develop in my free time. This site is available as TOR hidden service, I2P Hidden Service or via my clearnet proxy danwin1210.me.</text:span></text:p>
      <text:p text:style-name="P3"><text:span text:style-name="T6"/></text:p>
      <text:p text:style-name="P3"><text:span text:style-name="T7">This is just the landing page, you can navigate to the pages that interest you most by clicking on the entries in the navigation bar on the left.</text:span></text:p>
      <text:p text:style-name="P3"><text:span text:style-name="T8"/></text:p>
      <text:p text:style-name="P3"><text:span text:style-name="T9">You can download my PHP Chat based on LE-CHAT on GitHub. The onion link list script is now also available for download on GitHub. The setup I use for hosting is now also available on GitHub</text:span></text:p>
      <text:p text:style-name="P3"><text:span text:style-name="T10"/></text:p>
      <text:p text:style-name="P3"><text:span text:style-name="T11">If you like, what I built here, you can support me by donating via PayPal: d@winzen4.de, Monero: 432Z3PTrRso52GHHpmPRpvLhecsnc7EFsVd2TzsCJaNmK4vivDxghRB5yVCj2nzCEGajeF3rBqJ43PcpxRnvZkMs49fufzD , Ethereum: 0x74732C9723831D9528fAB9e24eca863eceDCeFd1 , Dash: XuZGhWsmf61UXTwBB4QBKx7BhirPjiw7yX or Bitcoin: 1CHvjeMJum2Zfd3JEdb35RUEdz1jjQvdPT</text:span></text:p>
      <text:p text:style-name="P3"><text:span text:style-name="T11"/></text:p>
      <text:p text:style-name="P3"><text:span text:style-name="T12"/></text:p>
      <text:p text:style-name="P3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